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PrefixMapper.generatePrefix(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PrefixMapper.setPrefix( String namespaceUri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PrefixMapper.getPrefix(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